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"2014 - ", "M. Eric PIOLLE"],<text:line-break/>    ["1995 - 2014", "M. Michel DESTOT"],<text:line-break/>    ["1983 - 1995", "M. Alain CARIGNON"],<text:line-break/>    ["1965 - 1983", "M. Hubert DUBEDOUT"],<text:line-break/>    ["1959 - 1965", "M. Albert MICHALLON"],<text:line-break/>    ["1949 - 1959", "M. Léon MARTIN"],<text:line-break/>    ["1948 - 1949", "M. Rémy PERINETTI"],<text:line-break/>    ["1947 - 1948", "M. Marius BALLY"],<text:line-break/>    ["1945 - 1947", "M. Léon MARTIN"],<text:line-break/>    ["1944 - 1945", "M. Frédéric LAFLEUR"],<text:line-break/>    ["1935 - 1944", "M. Paul COCAT"],<text:line-break/>    ["1932 - 1935", "M. Léon MARTIN"],<text:line-break/>    ["1919 - 1932", "M. Paul MISTRAL"],<text:line-break/>    ["1910 - 1919", "M. Nestor CORNIER"],<text:line-break/>    ["1908 - 1910", "M. Félix VIALLET"],<text:line-break/>    ["1904 - 1908", "M. Charles RIVAIL"],<text:line-break/>    ["1896 - 1904", "M. Stéphane JAY"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0:02:39.481306836</meta:creation-date>
    <dc:date>2024-06-19T10:02:58.187478339</dc:date>
    <meta:editing-duration>PT19S</meta:editing-duration>
    <meta:editing-cycles>1</meta:editing-cycles>
    <meta:document-statistic meta:table-count="0" meta:image-count="0" meta:object-count="0" meta:page-count="1" meta:paragraph-count="1" meta:word-count="102" meta:character-count="685" meta:non-whitespace-character-count="520"/>
    <meta:generator>LibreOffice/24.2.3.2$Linux_X86_64 LibreOffice_project/420$Build-2</meta:generator>
  </office:meta>
</office:document-meta>
</file>